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User_2f__5b_id_5d_" style:display-name="User/[id]" style:family="table">
      <style:table-properties style:width="17cm" table:align="margins"/>
    </style:style>
    <style:style style:name="User_2f__5b_id_5d_.A" style:display-name="User/[id].A" style:family="table-column">
      <style:table-column-properties style:column-width="5.667cm" style:rel-column-width="21845*"/>
    </style:style>
    <style:style style:name="User_2f__5b_id_5d_.A1" style:display-name="User/[id].A1" style:family="table-cell">
      <style:table-cell-properties fo:padding="0.097cm" fo:border-left="0.002cm solid #000000" fo:border-right="none" fo:border-top="0.002cm solid #000000" fo:border-bottom="0.002cm solid #000000"/>
    </style:style>
    <style:style style:name="User_2f__5b_id_5d_.C1" style:display-name="User/[id].C1" style:family="table-cell">
      <style:table-cell-properties fo:padding="0.097cm" fo:border="0.002cm solid #000000"/>
    </style:style>
    <style:style style:name="User_2f__5b_id_5d_.A2" style:display-name="User/[id].A2" style:family="table-cell">
      <style:table-cell-properties fo:padding="0.097cm" fo:border-left="0.002cm solid #000000" fo:border-right="none" fo:border-top="none" fo:border-bottom="0.002cm solid #000000"/>
    </style:style>
    <style:style style:name="User_2f__5b_id_5d_.C2" style:display-name="User/[id].C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8" style:family="paragraph" style:parent-style-name="Table_20_Contents">
      <style:paragraph-properties fo:text-align="justify" style:justify-single-word="false"/>
      <style:text-properties style:font-name="Arial" fo:font-size="12pt" style:font-size-asian="12pt" style:font-size-complex="12pt"/>
    </style:style>
    <style:style style:name="P9"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BA-Modellierung</text:p>
      <text:p text:style-name="P2"/>
      <text:p text:style-name="P2">Die WBA-Modellierung behandelt in diesem Kapitel die in dem Projekt benötigten Ressourcen. Diese werden modelliert und grundlegend spezifiziert. Zusätzlich wird die wesentliche Anwendungslogik auf den Komponenten des verteilten Systems aufgezeigt und skizziert.</text:p>
      <text:p text:style-name="P2"/>
      <text:p text:style-name="P3">Die User:</text:p>
      <text:p text:style-name="P2">Diese Ressource wird durch Angaben des Nutzers registriert und angelegt. Der User registriert sich lediglich mit seinem Nummernschild und einem Passwort. Diese authorisieren den Anmeldenden zur Nutzung des Systems.</text:p>
      <text:p text:style-name="P2"/>
      <table:table table:name="User/[id]" table:style-name="User_2f__5b_id_5d_">
        <table:table-column table:style-name="User_2f__5b_id_5d_.A" table:number-columns-repeated="3"/>
        <table:table-row>
          <table:table-cell table:style-name="User_2f__5b_id_5d_.A1" office:value-type="string">
            <text:p text:style-name="P9">Attribute</text:p>
          </table:table-cell>
          <table:table-cell table:style-name="User_2f__5b_id_5d_.A1" office:value-type="string">
            <text:p text:style-name="P9">Methoden</text:p>
          </table:table-cell>
          <table:table-cell table:style-name="User_2f__5b_id_5d_.C1" office:value-type="string">
            <text:p text:style-name="P9">URI</text:p>
          </table:table-cell>
        </table:table-row>
        <table:table-row>
          <table:table-cell table:style-name="User_2f__5b_id_5d_.A2" office:value-type="string">
            <text:p text:style-name="P8">ID</text:p>
            <text:p text:style-name="P8">Nummernschild</text:p>
            <text:p text:style-name="P8">Passwort</text:p>
          </table:table-cell>
          <table:table-cell table:style-name="User_2f__5b_id_5d_.A2" office:value-type="string">
            <text:p text:style-name="P8">GET</text:p>
            <text:p text:style-name="P8">DELETE</text:p>
            <text:p text:style-name="P8">POST</text:p>
          </table:table-cell>
          <table:table-cell table:style-name="User_2f__5b_id_5d_.C2" office:value-type="string">
            <text:p text:style-name="P8">/user/[id]</text:p>
          </table:table-cell>
        </table:table-row>
      </table:table>
      <text:p text:style-name="P2"/>
      <text:p text:style-name="P2"/>
      <text:p text:style-name="P3">Die Parkplätze:</text:p>
      <text:p text:style-name="P2">Die Parkplätze werden ebenfalls über eine ID spezifiziert. Die Ressource beinhaltet zusätzlich Informationen durch die Attribute Typ des Parkplatzes womit unterschieden wird, ob es sich um ein Parkhaus, ein offener Parkplatz oder ein privat inserierten Parkplatz handelt. Die Attribute Kapazität und geometrischen Koordinaten geben Auskunft über die Parkplatz-Größe und den Ort des Parkplatzes.</text:p>
      <text:p text:style-name="P2"/>
      <table:table table:name="Tabelle1" table:style-name="Tabelle1">
        <table:table-column table:style-name="Tabelle1.A" table:number-columns-repeated="3"/>
        <table:table-row>
          <table:table-cell table:style-name="Tabelle1.A1" office:value-type="string">
            <text:p text:style-name="P9">Attribute</text:p>
          </table:table-cell>
          <table:table-cell table:style-name="Tabelle1.A1" office:value-type="string">
            <text:p text:style-name="P9">Methoden</text:p>
          </table:table-cell>
          <table:table-cell table:style-name="Tabelle1.C1" office:value-type="string">
            <text:p text:style-name="P9">URI</text:p>
          </table:table-cell>
        </table:table-row>
        <table:table-row>
          <table:table-cell table:style-name="Tabelle1.A2" office:value-type="string">
            <text:p text:style-name="P8">ID</text:p>
            <text:p text:style-name="P8">Typ</text:p>
            <text:p text:style-name="P8">Kapazität</text:p>
            <text:p text:style-name="P8">Belegung</text:p>
            <text:p text:style-name="P8">geo-Koords</text:p>
          </table:table-cell>
          <table:table-cell table:style-name="Tabelle1.A2" office:value-type="string">
            <text:p text:style-name="P8">GET</text:p>
            <text:p text:style-name="P8">DELETE</text:p>
            <text:p text:style-name="P8">POST</text:p>
          </table:table-cell>
          <table:table-cell table:style-name="Tabelle1.C2" office:value-type="string">
            <text:p text:style-name="P8">/parkspace/[id]</text:p>
          </table:table-cell>
        </table:table-row>
      </table:table>
      <text:p text:style-name="P2"/>
      <text:p text:style-name="P2"/>
      <text:p text:style-name="P7">Anwendungslogik</text:p>
      <text:p text:style-name="P3"/>
      <text:p text:style-name="P3">Parkleitsystem</text:p>
      <text:p text:style-name="P2">Die Anwendungslogik der Parkplatzsuche soll durch ein Parkleitsystem realisiert werden.</text:p>
      <text:p text:style-name="P2">Dieses soll, falls eine der nächstliegende Parkmöglichkeiten zu sehr ausgelastet ist, den Parkenden einen nicht so sehr ausgelasteten Parkplatz anzeigen und die Möglichkeit bieten, den Fahrer zu diesem zu navigieren.</text:p>
      <text:p text:style-name="P2"/>
      <text:p text:style-name="P2">Das Parkleitsystem könnte statisch über Grenzwerte in der Belegung der Parkplätze und Abstände von dem jetzigen Standort des Fahrers berechnet werden.</text:p>
      <text:p text:style-name="P6"><text:span text:style-name="T1">So könnte neben einer Listenausgabe der nächstliegenden Parkplätze auch eine weitere Auswahl an Parkplätzen unter Berücksichtigung dieses Grenzwertes angezeigt werden, beispielsweise ein Grenzwert von 80% Auslastung der Parkplätze.</text:span></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22T23:45:27.39</meta:creation-date>
    <meta:editing-duration>PT6M10S</meta:editing-duration>
    <meta:editing-cycles>2</meta:editing-cycles>
    <meta:generator>OpenOffice/4.1.1$Win32 OpenOffice.org_project/411m6$Build-9775</meta:generator>
    <meta:document-statistic meta:table-count="2" meta:image-count="0" meta:object-count="0" meta:page-count="1" meta:paragraph-count="34" meta:word-count="232" meta:character-count="1768"/>
    <dc:date>2015-12-23T00:37:18.90</dc:date>
  </office:meta>
</office:document-meta>
</file>